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40200000B401D9BE637F803AE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svg:stroke-color="#000000" draw:fill-color="#cfe7f5" draw:textarea-horizontal-align="justify" draw:textarea-vertical-align="middle" draw:auto-grow-height="false" fo:min-height="26.068cm" fo:min-width="75.303cm"/>
    </style:style>
    <style:style style:name="gr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20.467cm" fo:min-width="73.513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23cm" fo:min-width="6.047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45cm" fo:min-width="9.20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45cm" fo:min-width="7.634cm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212cm" draw:marker-start-width="0.517cm" draw:marker-end="Arrow_20_concave" draw:marker-end-width="0.617cm" draw:fill="none" draw:textarea-vertical-align="middle" fo:padding-top="0.23cm" fo:padding-bottom="0.23cm" fo:padding-left="0.355cm" fo:padding-right="0.355cm"/>
    </style:style>
    <style:style style:name="gr8" style:family="graphic" style:parent-style-name="objectwithoutfill">
      <style:graphic-properties svg:stroke-width="0.212cm" svg:stroke-color="#808080" draw:marker-start-width="0.517cm" draw:marker-end="Circle" draw:marker-end-width="0.617cm" draw:fill="none" draw:textarea-vertical-align="middle" fo:padding-top="0.23cm" fo:padding-bottom="0.23cm" fo:padding-left="0.355cm" fo:padding-right="0.355cm"/>
    </style:style>
    <style:style style:name="gr9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62cm" fo:min-width="7.689cm" fo:padding-top="0.151cm" fo:padding-bottom="0.151cm" fo:padding-left="0.276cm" fo:padding-right="0.276cm"/>
    </style:style>
    <style:style style:name="gr10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4cm" fo:min-width="7.595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606cm" fo:min-width="7.645cm" fo:padding-top="0.151cm" fo:padding-bottom="0.151cm" fo:padding-left="0.276cm" fo:padding-right="0.276cm"/>
    </style:style>
    <style:style style:name="gr1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56cm" fo:min-width="6.041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6cm" fo:min-width="9.201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6cm" fo:min-width="7.64cm" fo:padding-top="0.177cm" fo:padding-bottom="0.177cm" fo:padding-left="0.302cm" fo:padding-right="0.302cm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608cm" fo:min-width="7.665cm" fo:padding-top="0.151cm" fo:padding-bottom="0.151cm" fo:padding-left="0.276cm" fo:padding-right="0.276cm"/>
    </style:style>
    <style:style style:name="gr1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26cm" fo:min-width="7.63cm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575cm" fo:min-width="7.679cm" fo:padding-top="0.151cm" fo:padding-bottom="0.151cm" fo:padding-left="0.276cm" fo:padding-right="0.276cm"/>
    </style:style>
    <style:style style:name="gr18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23cm" fo:min-width="5.958cm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45cm" fo:min-width="9.783cm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45cm" fo:min-width="9.425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593cm" fo:min-width="7.711cm" fo:padding-top="0.151cm" fo:padding-bottom="0.151cm" fo:padding-left="0.276cm" fo:padding-right="0.276cm"/>
    </style:style>
    <style:style style:name="gr2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29cm" fo:min-width="7.623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32cm" fo:min-width="7.619cm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71cm" fo:min-width="3.924cm" fo:padding-top="0.177cm" fo:padding-bottom="0.177cm" fo:padding-left="0.302cm" fo:padding-right="0.302cm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655cm" fo:min-width="0.613cm" fo:padding-top="0.165cm" fo:padding-bottom="0.165cm" fo:padding-left="0.29cm" fo:padding-right="0.29cm" fo:wrap-option="no-wrap"/>
    </style:style>
    <style:style style:name="gr26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58cm" fo:min-width="5.612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596cm" fo:min-width="5.593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16.5cm" fo:min-width="28.903cm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605cm" fo:min-width="7.686cm" fo:padding-top="0.151cm" fo:padding-bottom="0.151cm" fo:padding-left="0.276cm" fo:padding-right="0.276cm"/>
    </style:style>
    <style:style style:name="gr30" style:family="graphic" style:parent-style-name="standard">
      <style:graphic-properties draw:stroke="none" draw:fill="none" draw:textarea-horizontal-align="justify" draw:textarea-vertical-align="middle" draw:auto-grow-height="false" fo:min-height="3.286cm" fo:min-width="5.023cm"/>
    </style:style>
    <style:style style:name="gr31" style:family="graphic" style:parent-style-name="standard">
      <style:graphic-properties draw:stroke="none" draw:fill="none" draw:textarea-horizontal-align="justify" draw:textarea-vertical-align="middle" draw:auto-grow-height="false" fo:min-height="3.265cm" fo:min-width="5.023cm"/>
    </style:style>
    <style:style style:name="gr32" style:family="graphic" style:parent-style-name="standard">
      <style:graphic-properties draw:stroke="none" draw:fill="none" draw:textarea-horizontal-align="justify" draw:textarea-vertical-align="middle" draw:auto-grow-height="false" fo:min-height="2.806cm" fo:min-width="4.246cm"/>
    </style:style>
    <style:style style:name="gr33" style:family="graphic" style:parent-style-name="standard">
      <style:graphic-properties draw:stroke="none" draw:fill="none" draw:textarea-horizontal-align="justify" draw:textarea-vertical-align="middle" draw:auto-grow-height="false" fo:min-height="2.782cm" fo:min-width="4.246cm"/>
    </style:style>
    <style:style style:name="gr3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1.369cm" fo:min-width="42.702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000000" draw:marker-start-width="0.359cm" draw:marker-end-width="0.359cm" draw:fill-color="#ff3300" draw:textarea-vertical-align="middle" draw:auto-grow-height="false" fo:min-height="19.751cm" fo:min-width="19.501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000000" draw:marker-start-width="0.359cm" draw:marker-end-width="0.359cm" draw:fill-color="#0066cc" draw:textarea-vertical-align="middle" draw:auto-grow-height="false" fo:min-height="20.244cm" fo:min-width="19.994cm" fo:padding-top="0.178cm" fo:padding-bottom="0.178cm" fo:padding-left="0.303cm" fo:padding-right="0.303cm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fe7f5"/>
      <style:paragraph-properties fo:text-align="center"/>
      <style:text-properties fo:font-size="80pt" style:font-size-asian="80pt" style:font-size-complex="80pt"/>
    </style:style>
    <style:style style:name="P4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5" style:family="paragraph">
      <loext:graphic-properties draw:fill="none"/>
      <style:paragraph-properties fo:text-align="center"/>
      <style:text-properties fo:font-size="60pt" style:font-size-asian="60pt" style:font-size-complex="60pt"/>
    </style:style>
    <style:style style:name="P6" style:family="paragraph">
      <loext:graphic-properties draw:fill="none"/>
      <style:paragraph-properties fo:text-align="center"/>
      <style:text-properties fo:font-size="60pt" fo:font-style="italic" style:font-size-asian="60pt" style:font-style-asian="italic" style:font-size-complex="60pt" style:font-style-complex="italic"/>
    </style:style>
    <style:style style:name="P7" style:family="paragraph">
      <loext:graphic-properties draw:fill="none"/>
      <style:paragraph-properties fo:text-align="center"/>
      <style:text-properties fo:font-size="60pt" fo:font-style="normal" style:font-size-asian="60pt" style:font-style-asian="normal" style:font-size-complex="60pt" style:font-style-complex="normal"/>
    </style:style>
    <style:style style:name="P8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9" style:family="paragraph">
      <style:paragraph-properties fo:text-align="center"/>
      <style:text-properties fo:font-size="44pt" style:font-size-asian="44pt" style:font-size-complex="44pt"/>
    </style:style>
    <style:style style:name="P10" style:family="paragraph">
      <loext:graphic-properties draw:fill="none"/>
      <style:paragraph-properties fo:text-align="center"/>
      <style:text-properties fo:font-size="60pt" fo:font-style="italic" style:font-size-asian="60pt" style:font-size-complex="60pt"/>
    </style:style>
    <style:style style:name="P11" style:family="paragraph">
      <loext:graphic-properties draw:fill="none"/>
      <style:paragraph-properties fo:text-align="center"/>
      <style:text-properties fo:font-size="24pt" fo:font-style="italic" style:font-size-asian="24pt" style:font-size-complex="24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  <style:text-properties fo:font-size="60pt" style:font-size-asian="60pt" style:font-size-complex="60pt"/>
    </style:style>
    <style:style style:name="P14" style:family="paragraph">
      <loext:graphic-properties draw:fill-color="#ff3300"/>
      <style:paragraph-properties fo:text-align="center"/>
    </style:style>
    <style:style style:name="P15" style:family="paragraph">
      <loext:graphic-properties draw:fill-color="#0066cc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54pt" fo:font-style="italic" style:font-size-asian="54pt" style:font-style-asian="italic" style:font-size-complex="54pt" style:font-style-complex="italic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60pt" fo:font-style="normal" style:font-size-asian="60pt" style:font-style-asian="normal" style:font-size-complex="60pt" style:font-style-complex="normal"/>
    </style:style>
    <style:style style:name="T8" style:family="text">
      <style:text-properties fo:font-size="54pt" fo:font-style="italic" style:font-size-asian="54pt" style:font-size-complex="54pt"/>
    </style:style>
    <style:style style:name="T9" style:family="text">
      <style:text-properties fo:font-size="48pt" fo:font-style="italic" style:font-size-asian="48pt" style:font-size-complex="48pt"/>
    </style:style>
    <style:style style:name="T10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0.056cm" svg:height="78.75cm" svg:x="0cm" svg:y="0cm">
          <draw:image xlink:href="Pictures/100002010000140200000B401D9BE637F803AE8A.png" xlink:type="simple" xlink:show="embed" xlink:actuate="onLoad">
            <text:p/>
          </draw:image>
        </draw:frame>
        <draw:g>
          <draw:custom-shape draw:style-name="gr2" draw:text-style-name="P3" draw:layer="layout" svg:width="76.967cm" svg:height="27.482cm" svg:x="31.863cm" svg:y="25.588cm">
            <text:p text:style-name="P2"><text:span text:style-name="T1">GPR Basal Ganglia Model (branch s/w)</text:span></text:p>
            <text:p text:style-name="P2"><text:span text:style-name="T1"/></text:p>
            <text:p text:style-name="P2"><text:span text:style-name="T2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74.929cm" svg:height="21.633cm" svg:x="32.895cm" svg:y="30.2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4" draw:text-style-name="P5" xml:id="id1" draw:id="id1" draw:layer="layout" svg:width="6.853cm" svg:height="2.079cm" svg:x="62.867cm" svg:y="30.905cm">
                <text:p text:style-name="P2"><text:span text:style-name="T3">Cortex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5" xml:id="id2" draw:id="id2" draw:layer="layout" svg:width="10.015cm" svg:height="2.103cm" svg:x="55.762cm" svg:y="36.172cm">
                <text:p text:style-name="P2"><text:span text:style-name="T4">Striatum (D2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" draw:text-style-name="P5" xml:id="id3" draw:id="id3" draw:layer="layout" svg:width="8.442cm" svg:height="2.103cm" svg:x="67.356cm" svg:y="36.172cm">
                <text:p text:style-name="P2"><text:span text:style-name="T3">STN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7" draw:text-style-name="P1" draw:layer="layout" draw:type="curve" svg:x1="66.293cm" svg:y1="32.984cm" svg:x2="60.769cm" svg:y2="36.172cm" draw:start-shape="id1" draw:start-glue-point="2" draw:end-shape="id2" draw:end-glue-point="0" svg:d="M66293 32984c0 2391-5524 797-5524 3188" svg:viewBox="0 0 5525 3189">
                <text:p/>
              </draw:connector>
              <draw:connector draw:style-name="gr7" draw:text-style-name="P1" draw:layer="layout" draw:type="curve" svg:x1="66.293cm" svg:y1="32.984cm" svg:x2="71.577cm" svg:y2="36.172cm" draw:start-shape="id1" draw:start-glue-point="2" draw:end-shape="id3" draw:end-glue-point="0" svg:d="M66293 32984c0 2391 5284 797 5284 3188" svg:viewBox="0 0 5285 3189">
                <text:p/>
              </draw:connector>
              <draw:connector draw:style-name="gr7" draw:text-style-name="P1" draw:layer="layout" draw:type="curve" svg:x1="71.577cm" svg:y1="38.275cm" svg:x2="66.805cm" svg:y2="44.82cm" draw:start-shape="id3" draw:start-glue-point="2" svg:d="M71577 38275c0 5323-4772 2051-4772 6545" svg:viewBox="0 0 4773 6546">
                <text:p/>
              </draw:connector>
              <draw:connector draw:style-name="gr7" draw:text-style-name="P1" draw:layer="layout" draw:type="curve" svg:x1="71.577cm" svg:y1="38.275cm" svg:x2="68.04cm" svg:y2="44.788cm" draw:start-shape="id3" draw:start-glue-point="2" svg:d="M71577 38275c0 5299-3537 2043-3537 6513" svg:viewBox="0 0 3538 6514">
                <text:p/>
              </draw:connector>
              <draw:connector draw:style-name="gr8" draw:text-style-name="P1" draw:layer="layout" draw:type="curve" svg:x1="60.769cm" svg:y1="38.275cm" svg:x2="65.146cm" svg:y2="44.749cm" draw:start-shape="id2" draw:start-glue-point="2" svg:d="M60769 38275c0 5271 4377 2034 4377 6474" svg:viewBox="0 0 4378 6475">
                <text:p/>
              </draw:connector>
              <draw:custom-shape draw:style-name="gr9" draw:text-style-name="P6" draw:layer="layout" svg:width="8.449cm" svg:height="2.13cm" svg:x="62.38cm" svg:y="38.785cm">
                <text:p text:style-name="P2"><text:span text:style-name="T5">Function?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5" draw:layer="layout" svg:width="8.403cm" svg:height="2.098cm" svg:x="62.091cm" svg:y="44.823cm">
                <text:p text:style-name="P2"><text:span text:style-name="T6">GP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" draw:text-style-name="P7" draw:layer="layout" svg:width="8.403cm" svg:height="2.114cm" svg:x="54.037cm" svg:y="31.191cm">
                <text:p text:style-name="P2"><text:span text:style-name="T7">(b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12" draw:text-style-name="P8" xml:id="id4" draw:id="id4" draw:layer="layout" svg:width="6.851cm" svg:height="2.116cm" svg:x="41.263cm" svg:y="30.905cm">
                <text:p text:style-name="P2"><text:span text:style-name="T3">Cortex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5" xml:id="id5" draw:id="id5" draw:layer="layout" svg:width="10.011cm" svg:height="2.12cm" svg:x="34.162cm" svg:y="36.196cm">
                <text:p text:style-name="P2"><text:span text:style-name="T4">Striatum (D1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4" draw:text-style-name="P8" xml:id="id6" draw:id="id6" draw:layer="layout" svg:width="8.45cm" svg:height="2.12cm" svg:x="45.736cm" svg:y="36.196cm">
                <text:p text:style-name="P9"><text:span text:style-name="T3">STN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7" draw:text-style-name="P1" draw:layer="layout" draw:type="curve" svg:x1="44.688cm" svg:y1="33.021cm" svg:x2="39.167cm" svg:y2="36.196cm" draw:start-shape="id4" draw:start-glue-point="2" draw:end-shape="id5" draw:end-glue-point="0" svg:d="M44688 33021c0 2382-5521 795-5521 3175" svg:viewBox="0 0 5522 3176">
                <text:p/>
              </draw:connector>
              <draw:connector draw:style-name="gr7" draw:text-style-name="P1" draw:layer="layout" draw:type="curve" svg:x1="44.688cm" svg:y1="33.021cm" svg:x2="49.961cm" svg:y2="36.196cm" draw:start-shape="id4" draw:start-glue-point="2" draw:end-shape="id6" draw:end-glue-point="0" svg:d="M44688 33021c0 2382 5273 795 5273 3175" svg:viewBox="0 0 5274 3176">
                <text:p/>
              </draw:connector>
              <draw:connector draw:style-name="gr7" draw:text-style-name="P1" draw:layer="layout" draw:type="curve" svg:x1="49.961cm" svg:y1="38.316cm" svg:x2="45.181cm" svg:y2="44.836cm" draw:start-shape="id6" draw:start-glue-point="2" svg:d="M49961 38316c0 5305-4780 2046-4780 6520" svg:viewBox="0 0 4781 6521">
                <text:p/>
              </draw:connector>
              <draw:connector draw:style-name="gr7" draw:text-style-name="P1" draw:layer="layout" draw:type="curve" svg:x1="49.961cm" svg:y1="38.316cm" svg:x2="46.428cm" svg:y2="44.804cm" draw:start-shape="id6" draw:start-glue-point="2" svg:d="M49961 38316c0 5281-3533 2038-3533 6488" svg:viewBox="0 0 3534 6489">
                <text:p/>
              </draw:connector>
              <draw:connector draw:style-name="gr8" draw:text-style-name="P1" draw:layer="layout" draw:type="curve" svg:x1="39.167cm" svg:y1="38.316cm" svg:x2="43.538cm" svg:y2="44.772cm" draw:start-shape="id5" draw:start-glue-point="2" svg:d="M39167 38316c0 5257 4371 2030 4371 6456" svg:viewBox="0 0 4372 6457">
                <text:p/>
              </draw:connector>
              <draw:custom-shape draw:style-name="gr15" draw:text-style-name="P6" draw:layer="layout" svg:width="8.423cm" svg:height="2.116cm" svg:x="40.797cm" svg:y="38.799cm">
                <text:p text:style-name="P2"><text:span text:style-name="T5">Select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6" draw:text-style-name="P5" draw:layer="layout" svg:width="8.436cm" svg:height="2.082cm" svg:x="40.461cm" svg:y="44.839cm">
                <text:p text:style-name="P2"><text:span text:style-name="T3">EP/SNr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7" draw:text-style-name="P7" draw:layer="layout" svg:width="8.433cm" svg:height="2.079cm" svg:x="32.867cm" svg:y="30.905cm">
                <text:p text:style-name="P2"><text:span text:style-name="T7">(a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18" draw:text-style-name="P5" xml:id="id7" draw:id="id7" draw:layer="layout" svg:width="6.764cm" svg:height="2.079cm" svg:x="88.502cm" svg:y="30.905cm">
                <text:p text:style-name="P2"><text:span text:style-name="T3">Cortex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9" draw:text-style-name="P5" xml:id="id8" draw:id="id8" draw:layer="layout" svg:width="10.591cm" svg:height="2.103cm" svg:x="77.908cm" svg:y="36.172cm">
                <text:p text:style-name="P2"><text:span text:style-name="T4">Striatum (D1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0" draw:text-style-name="P5" xml:id="id9" draw:id="id9" draw:layer="layout" svg:width="10.233cm" svg:height="2.103cm" svg:x="95.598cm" svg:y="36.172cm">
                <text:p text:style-name="P2"><text:span text:style-name="T4">Striatum (D2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7" draw:text-style-name="P1" draw:layer="layout" draw:type="curve" svg:x1="91.884cm" svg:y1="32.984cm" svg:x2="83.203cm" svg:y2="36.172cm" draw:start-shape="id7" draw:start-glue-point="2" draw:end-shape="id8" draw:end-glue-point="0" svg:d="M91884 32984c0 2391-8681 797-8681 3188" svg:viewBox="0 0 8682 3189">
                <text:p/>
              </draw:connector>
              <draw:connector draw:style-name="gr7" draw:text-style-name="P1" draw:layer="layout" draw:type="curve" svg:x1="91.884cm" svg:y1="32.984cm" svg:x2="100.714cm" svg:y2="36.172cm" draw:start-shape="id7" draw:start-glue-point="2" draw:end-shape="id9" draw:end-glue-point="0" svg:d="M91884 32984c0 2391 8830 797 8830 3188" svg:viewBox="0 0 8831 3189">
                <text:p/>
              </draw:connector>
              <draw:connector draw:style-name="gr7" draw:text-style-name="P1" draw:layer="layout" draw:type="curve" draw:line-skew="-0.076cm" svg:x1="90.56cm" svg:y1="38.29cm" svg:x2="87.144cm" svg:y2="44.823cm" svg:d="M90560 38290c0 4619-3416 1308-3416 6533" svg:viewBox="0 0 3417 6534">
                <text:p/>
              </draw:connector>
              <draw:connector draw:style-name="gr7" draw:text-style-name="P1" draw:layer="layout" draw:type="curve" svg:x1="92.889cm" svg:y1="38.294cm" svg:x2="97.181cm" svg:y2="44.828cm" svg:d="M92889 38294c0 4909 4292 1622 4292 6534" svg:viewBox="0 0 4293 6535">
                <text:p/>
              </draw:connector>
              <draw:connector draw:style-name="gr8" draw:text-style-name="P1" draw:layer="layout" draw:type="curve" svg:x1="83.203cm" svg:y1="38.275cm" svg:x2="84.814cm" svg:y2="44.828cm" draw:start-shape="id8" draw:start-glue-point="2" svg:d="M83203 38275c0 5329 1611 2053 1611 6553" svg:viewBox="0 0 1612 6554">
                <text:p/>
              </draw:connector>
              <draw:custom-shape draw:style-name="gr21" draw:text-style-name="P10" draw:layer="layout" svg:width="8.467cm" svg:height="2.099cm" svg:x="96.04cm" svg:y="48.254cm">
                <text:p text:style-name="P2"><text:span text:style-name="T8">Control signals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7" draw:text-style-name="P1" draw:layer="layout" draw:type="curve" draw:line-skew="0.046cm" svg:x1="92.889cm" svg:y1="38.294cm" svg:x2="98.743cm" svg:y2="44.831cm" svg:d="M92889 38294c0 5054 5854 1782 5854 6537" svg:viewBox="0 0 5855 6538">
                <text:p/>
              </draw:connector>
              <draw:connector draw:style-name="gr7" draw:text-style-name="P1" draw:layer="layout" draw:type="curve" svg:x1="90.56cm" svg:y1="38.29cm" svg:x2="86.035cm" svg:y2="44.824cm" svg:d="M90560 38290c0 4913-4525 1624-4525 6534" svg:viewBox="0 0 4526 6535">
                <text:p/>
              </draw:connector>
              <draw:connector draw:style-name="gr8" draw:text-style-name="P1" draw:layer="layout" draw:type="curve" svg:x1="100.714cm" svg:y1="38.275cm" svg:x2="100.092cm" svg:y2="44.832cm" draw:start-shape="id9" draw:start-glue-point="2" svg:d="M100714 38275c0 5332-622 2054-622 6557" svg:viewBox="0 0 623 6558">
                <text:p/>
              </draw:connector>
              <draw:connector draw:style-name="gr8" draw:text-style-name="P1" draw:layer="layout" draw:type="curve" svg:x1="94.504cm" svg:y1="45.878cm" svg:x2="90.311cm" svg:y2="45.876cm" draw:start-shape="id10" draw:start-glue-point="3" draw:end-shape="id11" draw:end-glue-point="1" svg:d="M94504 45878c-3145 0-1049-2-4193-2" svg:viewBox="0 0 4194 3">
                <text:p/>
              </draw:connector>
              <draw:custom-shape draw:style-name="gr22" draw:text-style-name="P5" xml:id="id10" draw:id="id10" draw:layer="layout" svg:width="8.429cm" svg:height="2.085cm" svg:x="94.504cm" svg:y="44.836cm">
                <text:p text:style-name="P2"><text:span text:style-name="T6">GP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3" draw:text-style-name="P5" xml:id="id11" draw:id="id11" draw:layer="layout" svg:width="8.427cm" svg:height="2.09cm" svg:x="81.884cm" svg:y="44.831cm">
                <text:p text:style-name="P2"><text:span text:style-name="T3">EP/SNr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8" draw:text-style-name="P1" draw:layer="layout" draw:type="curve" svg:x1="94.504cm" svg:y1="45.878cm" svg:x2="91.901cm" svg:y2="38.31cm" draw:start-shape="id10" draw:start-glue-point="3" draw:end-shape="id12" draw:end-glue-point="2" svg:d="M94504 45878c-1736 0-2603-2522-2603-7568" svg:viewBox="0 0 2604 7569">
                <text:p/>
              </draw:connector>
              <draw:custom-shape draw:style-name="gr24" draw:text-style-name="P5" xml:id="id12" draw:id="id12" draw:layer="layout" svg:width="4.736cm" svg:height="2.133cm" svg:x="89.533cm" svg:y="36.177cm">
                <text:p text:style-name="P2"><text:span text:style-name="T3">STN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7" draw:text-style-name="P1" draw:layer="layout" draw:type="curve" svg:x1="91.884cm" svg:y1="32.984cm" svg:x2="91.901cm" svg:y2="36.177cm" draw:start-shape="id7" draw:start-glue-point="2" draw:end-shape="id12" draw:end-glue-point="0" svg:d="M91884 32984c0 2394 17 798 17 3193" svg:viewBox="0 0 18 3194">
                <text:p/>
              </draw:connector>
              <draw:custom-shape draw:style-name="gr25" draw:text-style-name="P1" draw:layer="layout" svg:width="1.695cm" svg:height="2.821cm" draw:transform="skewX (0.397935069454707) translate (92.927cm 44.181cm)">
                <text:p/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5660.3773584906 31649.8936924167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  <draw:custom-shape draw:style-name="gr26" draw:text-style-name="P10" draw:layer="layout" svg:width="6.366cm" svg:height="2.084cm" svg:x="77.351cm" svg:y="40.261cm">
                <text:p text:style-name="P2"><text:span text:style-name="T9">Select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7" draw:text-style-name="P11" draw:layer="layout" svg:width="6.349cm" svg:height="2.102cm" svg:x="100.369cm" svg:y="40.243cm">
                <text:p text:style-name="P2"><text:span text:style-name="T9">Control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8" draw:text-style-name="P1" draw:layer="layout" svg:width="29.507cm" svg:height="16.854cm" svg:x="77.125cm" svg:y="33.7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7" draw:layer="layout" svg:width="8.444cm" svg:height="2.113cm" svg:x="75.053cm" svg:y="31.191cm">
                <text:p text:style-name="P2"><text:span text:style-name="T7">(c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custom-shape draw:style-name="gr30" draw:text-style-name="P1" draw:layer="layout" svg:width="5.523cm" svg:height="3.536cm" svg:x="32.813cm" svg:y="37.0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" draw:layer="layout" svg:width="5.523cm" svg:height="3.515cm" svg:x="32.813cm" svg:y="34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" draw:layer="layout" svg:width="4.746cm" svg:height="3.056cm" svg:x="31.17cm" svg:y="31.7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4.746cm" svg:height="3.032cm" svg:x="31.17cm" svg:y="33.9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4" draw:text-style-name="P13" draw:layer="layout" svg:width="44.524cm" svg:height="22.941cm" svg:x="83.106cm" svg:y="54.859cm">
          <text:p text:style-name="P12"><text:span text:style-name="T10">Disinhibition</text:span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draw:enhanced-geometry svg:viewBox="0 0 21600 21600" draw:path-stretchpoint-x="10800" draw:path-stretchpoint-y="10800" draw:text-areas="?f3 ?f4 ?f5 ?f6" draw:type="round-rectangle" draw:modifiers="1954.56368232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draw:layer="layout" svg:width="44.524cm" svg:height="22.941cm" svg:x="15.77cm" svg:y="0.859cm">
          <text:p text:style-name="P12"><text:span text:style-name="T10">Priority</text:span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draw:enhanced-geometry svg:viewBox="0 0 21600 21600" draw:path-stretchpoint-x="10800" draw:path-stretchpoint-y="10800" draw:text-areas="?f3 ?f4 ?f5 ?f6" draw:type="round-rectangle" draw:modifiers="1954.56368232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4" draw:layer="layout" svg:width="20cm" svg:height="20cm" svg:x="51.3cm" svg:y="9.9cm">
          <text:p/>
          <draw:enhanced-geometry svg:viewBox="0 0 21600 21600" draw:mirror-horizontal="false" draw:mirror-vertical="false" draw:text-areas="0 0 21600 21600" draw:type="circular-arrow" draw:modifiers="-89.485844459519 2.75062459109037 7505.0920689414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6" draw:text-style-name="P15" draw:layer="layout" svg:width="20.6cm" svg:height="20.6cm" draw:transform="rotate (1.5707963267949) translate (67.7cm 65.388cm)">
          <text:p/>
          <draw:enhanced-geometry svg:viewBox="0 0 21600 21600" draw:mirror-horizontal="false" draw:mirror-vertical="true" draw:text-areas="0 0 21600 21600" draw:type="circular-arrow" draw:modifiers="-89.485844459519 -0.211894666795601 7513.026476535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37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9.90000152587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95cm" fo:margin-bottom="0cm" fo:text-indent="0cm"/>
      <style:text-properties fo:font-size="104.9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2cm" fo:margin-bottom="0cm" fo:text-indent="0cm"/>
      <style:text-properties fo:font-size="89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45cm" fo:margin-bottom="0cm" fo:text-indent="0cm"/>
      <style:text-properties fo:font-size="74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0cm" fo:page-height="78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125.995cm" svg:height="13.15cm" svg:x="7cm" svg:y="3.135cm" presentation:class="title" presentation:placeholder="true">
        <draw:text-box/>
      </draw:frame>
      <draw:frame presentation:style-name="Default-outline1" draw:layer="backgroundobjects" svg:width="125.995cm" svg:height="45.67cm" svg:x="7cm" svg:y="18.425cm" presentation:class="outline" presentation:placeholder="true">
        <draw:text-box/>
      </draw:frame>
      <draw:frame presentation:style-name="Mpr1" draw:text-style-name="MP2" draw:layer="backgroundobjects" svg:width="32.615cm" svg:height="5.43cm" svg:x="7cm" svg:y="71.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4.375cm" svg:height="5.43cm" svg:x="47.88cm" svg:y="71.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2.615cm" svg:height="5.43cm" svg:x="100.38cm" svg:y="71.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3:14:21.928712016</meta:creation-date>
    <dc:date>2017-09-08T20:26:34.765450896</dc:date>
    <meta:editing-duration>P1DT6H11M57S</meta:editing-duration>
    <meta:editing-cycles>171</meta:editing-cycles>
    <meta:generator>LibreOffice/5.1.6.2$Linux_X86_64 LibreOffice_project/10m0$Build-2</meta:generator>
    <meta:document-statistic meta:object-count="84"/>
  </office:meta>
</office:document-meta>
</file>